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6d" fo:wrap-option="wrap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6d"/>
      <style:text-properties fo:color="#c9211e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4ea6b" fo:wrap-option="wrap"/>
      <style:text-properties fo:color="#3465a4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4ea6b"/>
      <style:text-properties fo:color="#3465a4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row table:style-name="ro1">
          <table:table-cell/>
          <table:table-cell table:style-name="ce2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</table:table-row>
        <table:table-row table:style-name="ro1">
          <table:table-cell/>
          <table:table-cell office:value-type="float" office:value="5.318573" calcext:value-type="float">
            <text:p>5.318573</text:p>
          </table:table-cell>
          <table:table-cell office:value-type="float" office:value="10.145195" calcext:value-type="float">
            <text:p>10.145195</text:p>
          </table:table-cell>
        </table:table-row>
        <table:table-row table:style-name="ro1">
          <table:table-cell/>
          <table:table-cell office:value-type="float" office:value="6.309468" calcext:value-type="float">
            <text:p>6.309468</text:p>
          </table:table-cell>
          <table:table-cell office:value-type="float" office:value="6.382749" calcext:value-type="float">
            <text:p>6.382749</text:p>
          </table:table-cell>
        </table:table-row>
        <table:table-row table:style-name="ro1">
          <table:table-cell/>
          <table:table-cell office:value-type="float" office:value="11.676125" calcext:value-type="float">
            <text:p>11.676125</text:p>
          </table:table-cell>
          <table:table-cell office:value-type="float" office:value="1.204816" calcext:value-type="float">
            <text:p>1.204816</text:p>
          </table:table-cell>
        </table:table-row>
        <table:table-row table:style-name="ro1">
          <table:table-cell/>
          <table:table-cell office:value-type="float" office:value="7.211525" calcext:value-type="float">
            <text:p>7.211525</text:p>
          </table:table-cell>
          <table:table-cell office:value-type="float" office:value="2.939441" calcext:value-type="float">
            <text:p>2.939441</text:p>
          </table:table-cell>
        </table:table-row>
        <table:table-row table:style-name="ro1">
          <table:table-cell/>
          <table:table-cell office:value-type="float" office:value="7.387863" calcext:value-type="float">
            <text:p>7.387863</text:p>
          </table:table-cell>
          <table:table-cell office:value-type="float" office:value="3.663014" calcext:value-type="float">
            <text:p>3.663014</text:p>
          </table:table-cell>
        </table:table-row>
        <table:table-row table:style-name="ro1">
          <table:table-cell table:number-columns-repeated="2"/>
          <table:table-cell office:value-type="float" office:value="8.672245" calcext:value-type="float">
            <text:p>8.672245</text:p>
          </table:table-cell>
        </table:table-row>
        <table:table-row table:style-name="ro1">
          <table:table-cell table:number-columns-repeated="2"/>
          <table:table-cell office:value-type="float" office:value="6.079441" calcext:value-type="float">
            <text:p>6.079441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2">
          <table:table-cell/>
          <table:table-cell table:style-name="ce4"/>
          <table:table-cell/>
        </table:table-row>
        <table:table-row table:style-name="ro1" table:number-rows-repeated="3">
          <table:table-cell/>
          <table:table-cell table:style-name="ce4"/>
          <table:table-cell table:style-name="ce7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media:</text:p>
          </table:table-cell>
          <table:table-cell table:style-name="Default" table:formula="of:=AVERAGE([.B2:.B14])" office:value-type="float" office:value="7.5807108" calcext:value-type="float">
            <text:p>7.5807108</text:p>
          </table:table-cell>
          <table:table-cell table:style-name="Default" table:formula="of:=AVERAGE([.C2:.C14])" office:value-type="float" office:value="5.583843" calcext:value-type="float">
            <text:p>5.583843</text:p>
          </table:table-cell>
        </table:table-row>
        <table:table-row table:style-name="ro1">
          <table:table-cell table:style-name="ce1" office:value-type="string" calcext:value-type="string">
            <text:p>diferencia:</text:p>
          </table:table-cell>
          <table:table-cell table:style-name="Default" table:formula="of:=[.B16]-[.C16]" office:value-type="float" office:value="1.9968678" calcext:value-type="float">
            <text:p>1.9968678</text:p>
          </table:table-cell>
          <table:table-cell table:style-name="Default" table:formula="of:=[.C16]-[.B16]" office:value-type="float" office:value="-1.9968678" calcext:value-type="float">
            <text:p>-1.9968678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row table:style-name="ro1">
          <table:table-cell/>
          <table:table-cell table:style-name="ce2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</table:table-row>
        <table:table-row table:style-name="ro1">
          <table:table-cell/>
          <table:table-cell office:value-type="float" office:value="5.318573" calcext:value-type="float">
            <text:p>5.318573</text:p>
          </table:table-cell>
          <table:table-cell office:value-type="float" office:value="10.145195" calcext:value-type="float">
            <text:p>10.145195</text:p>
          </table:table-cell>
        </table:table-row>
        <table:table-row table:style-name="ro1">
          <table:table-cell/>
          <table:table-cell office:value-type="float" office:value="6.309468" calcext:value-type="float">
            <text:p>6.309468</text:p>
          </table:table-cell>
          <table:table-cell office:value-type="float" office:value="6.382749" calcext:value-type="float">
            <text:p>6.382749</text:p>
          </table:table-cell>
        </table:table-row>
        <table:table-row table:style-name="ro1">
          <table:table-cell/>
          <table:table-cell office:value-type="float" office:value="11.676125" calcext:value-type="float">
            <text:p>11.676125</text:p>
          </table:table-cell>
          <table:table-cell office:value-type="float" office:value="1.204816" calcext:value-type="float">
            <text:p>1.204816</text:p>
          </table:table-cell>
        </table:table-row>
        <table:table-row table:style-name="ro1">
          <table:table-cell/>
          <table:table-cell office:value-type="float" office:value="7.211525" calcext:value-type="float">
            <text:p>7.211525</text:p>
          </table:table-cell>
          <table:table-cell office:value-type="float" office:value="2.939441" calcext:value-type="float">
            <text:p>2.939441</text:p>
          </table:table-cell>
        </table:table-row>
        <table:table-row table:style-name="ro1">
          <table:table-cell/>
          <table:table-cell office:value-type="float" office:value="7.387863" calcext:value-type="float">
            <text:p>7.387863</text:p>
          </table:table-cell>
          <table:table-cell table:style-name="Default"/>
        </table:table-row>
        <table:table-row table:style-name="ro1">
          <table:table-cell/>
          <table:table-cell table:style-name="ce6" office:value-type="float" office:value="3.663014" calcext:value-type="float">
            <text:p>3.663014</text:p>
          </table:table-cell>
          <table:table-cell office:value-type="float" office:value="8.672245" calcext:value-type="float">
            <text:p>8.672245</text:p>
          </table:table-cell>
        </table:table-row>
        <table:table-row table:style-name="ro1">
          <table:table-cell table:number-columns-repeated="2"/>
          <table:table-cell office:value-type="float" office:value="6.079441" calcext:value-type="float">
            <text:p>6.079441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2">
          <table:table-cell/>
          <table:table-cell table:style-name="ce4"/>
          <table:table-cell/>
        </table:table-row>
        <table:table-row table:style-name="ro1" table:number-rows-repeated="3">
          <table:table-cell/>
          <table:table-cell table:style-name="ce4"/>
          <table:table-cell table:style-name="ce7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media:</text:p>
          </table:table-cell>
          <table:table-cell table:style-name="Default" table:formula="of:=AVERAGE([.B2:.B14])" office:value-type="float" office:value="6.92776133333333" calcext:value-type="float">
            <text:p>6.92776133333333</text:p>
          </table:table-cell>
          <table:table-cell table:style-name="Default" table:formula="of:=AVERAGE([.C2:.C14])" office:value-type="float" office:value="5.90398116666667" calcext:value-type="float">
            <text:p>5.90398116666667</text:p>
          </table:table-cell>
        </table:table-row>
        <table:table-row table:style-name="ro1">
          <table:table-cell table:style-name="ce1" office:value-type="string" calcext:value-type="string">
            <text:p>diferencia:</text:p>
          </table:table-cell>
          <table:table-cell table:style-name="Default" table:formula="of:=[.B16]-[.C16]" office:value-type="float" office:value="1.02378016666667" calcext:value-type="float">
            <text:p>1.02378016666667</text:p>
          </table:table-cell>
          <table:table-cell table:style-name="Default" table:formula="of:=[.C16]-[.B16]" office:value-type="float" office:value="-1.02378016666667" calcext:value-type="float">
            <text:p>-1.0237801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/00/0000</text:date>, <text:time style:data-style-name="N2" text:time-value="11:46:28.8737717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2T16:03:57.871682356</meta:creation-date>
    <dc:date>2020-10-18T12:02:40.485788185</dc:date>
    <meta:editing-duration>PT21M42S</meta:editing-duration>
    <meta:editing-cycles>4</meta:editing-cycles>
    <meta:generator>LibreOffice/6.4.6.2$Linux_X86_64 LibreOffice_project/40$Build-2</meta:generator>
    <meta:document-statistic meta:table-count="2" meta:cell-count="40" meta:object-count="0"/>
  </office:meta>
</office:document-meta>
</file>